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e8613" officeooo:paragraph-rsid="001e8613"/>
    </style:style>
    <style:style style:name="P2" style:family="paragraph" style:parent-style-name="Standard">
      <style:paragraph-properties fo:text-align="center" style:justify-single-word="false"/>
      <style:text-properties officeooo:rsid="001e8613" officeooo:paragraph-rsid="001e8613"/>
    </style:style>
    <style:style style:name="P3" style:family="paragraph" style:parent-style-name="Standard" style:list-style-name="L1">
      <style:paragraph-properties fo:text-align="start" style:justify-single-word="false"/>
      <style:text-properties officeooo:rsid="0021a320" officeooo:paragraph-rsid="0021a320"/>
    </style:style>
    <style:style style:name="P4" style:family="paragraph" style:parent-style-name="Standard">
      <style:paragraph-properties fo:text-align="center" style:justify-single-word="false"/>
      <style:text-properties officeooo:rsid="0024c5ee" officeooo:paragraph-rsid="0024c5ee"/>
    </style:style>
    <style:style style:name="P5" style:family="paragraph" style:parent-style-name="Standard" style:list-style-name="L1">
      <style:paragraph-properties fo:text-align="start" style:justify-single-word="false"/>
      <style:text-properties officeooo:rsid="0024c5ee" officeooo:paragraph-rsid="0024c5ee"/>
    </style:style>
    <style:style style:name="P6" style:family="paragraph" style:parent-style-name="Standard">
      <style:paragraph-properties fo:text-align="start" style:justify-single-word="false"/>
      <style:text-properties officeooo:rsid="0024c5ee" officeooo:paragraph-rsid="0024c5ee"/>
    </style:style>
    <style:style style:name="T1" style:family="text">
      <style:text-properties officeooo:rsid="0024c5e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todos Numericos<text:tab/><text:tab/><text:tab/><text:tab/><text:tab/><text:tab/><text:tab/><text:tab/><text:tab/><text:tab/><text:tab/><text:tab/><text:tab/><text:tab/> <text:s text:c="5"/>Diego Javier Alvarez</text:p>
      <text:p text:style-name="P1">Laboratorio No. <text:span text:style-name="T1">3</text:span><text:tab/><text:tab/><text:tab/><text:tab/><text:tab/><text:tab/><text:tab/><text:tab/><text:tab/><text:tab/><text:tab/><text:tab/><text:tab/><text:tab/> <text:s text:c="5"/><text:tab/><text:tab/> <text:s text:c="4"/>Carne 14104</text:p>
      <text:p text:style-name="P4">Metodos de Raices</text:p>
      <text:p text:style-name="P2"/>
      <text:list xml:id="list7619619908923926444" text:style-name="L1">
        <text:list-item>
          <text:p text:style-name="P5">Los valores obtenidos son: </text:p>
          <text:list>
            <text:list-header>
              <text:p text:style-name="P5">(Valor, iteraciones)</text:p>
            </text:list-header>
            <text:list-item>
              <text:p text:style-name="P5">(1.0543507260764082, 17)</text:p>
            </text:list-item>
            <text:list-item>
              <text:p text:style-name="P5">(3.0466805318046033, 16)</text:p>
            </text:list-item>
          </text:list>
        </text:list-item>
      </text:list>
      <text:p text:style-name="P6"/>
      <text:list xml:id="list211411692601225" text:continue-numbering="true" text:style-name="L1">
        <text:list-item>
          <text:p text:style-name="P5">El peso de la persona es:</text:p>
          <text:p text:style-name="P5">58.62109kg</text:p>
        </text:list-item>
        <text:list-item>
          <text:p text:style-name="P5">El tiempo que toma para llegar a esa concentracion es:</text:p>
          <text:p text:style-name="P5">74.8049s</text:p>
        </text:list-item>
        <text:list-item>
          <text:p text:style-name="P5">Los valores posibles de t (mayores a 0) son:</text:p>
          <text:p text:style-name="P3">a) <text:span text:style-name="T1">0.0683543s</text:span></text:p>
        </text:list-item>
        <text:list-item>
          <text:p text:style-name="P5">Al hacer el problema con punto fijo, se obtuvo que en un resultado (la menor raiz), la cantidad de iteraciones fue menor (15 iteraciones vs 17), pero en la raiz mayor, la cantidad de iteraciones fue mayor (26 vs 16, es decir, no se logro llegar al error deseado en la cantidad de iteraciones maxima)</text:p>
        </text:list-item>
        <text:list-item>
          <text:p text:style-name="P5">La velocidad de convergencia del metodo de punto fijo es mayor que la de todas los metodos excepto por Newton-Raphson en ciertos casos en los que el error deseado es mini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03:54.146767782</meta:creation-date>
    <dc:date>2018-02-04T21:14:10.798386076</dc:date>
    <meta:editing-duration>PT29M52S</meta:editing-duration>
    <meta:editing-cycles>5</meta:editing-cycles>
    <meta:generator>LibreOffice/5.1.6.2$Linux_X86_64 LibreOffice_project/10m0$Build-2</meta:generator>
    <meta:document-statistic meta:table-count="0" meta:image-count="0" meta:object-count="0" meta:page-count="1" meta:paragraph-count="15" meta:word-count="146" meta:character-count="866" meta:non-whitespace-character-count="697"/>
  </office:meta>
</office:document-meta>
</file>